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E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>
          <text:p text:style-name="P3"/>
        </draw:connector>
        <draw:connector draw:style-name="gr3" draw:text-style-name="P2" draw:layer="layout" draw:type="lines" svg:x1="4.492cm" svg:y1="4.175cm" svg:x2="6.08cm" svg:y2="9.255cm" draw:start-shape="id1" draw:start-glue-point="2" draw:end-shape="id3">
          <text:p text:style-name="P3"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>
          <text:p text:style-name="P3"/>
        </draw:connector>
        <draw:connector draw:style-name="gr3" draw:text-style-name="P2" draw:layer="layout" draw:type="lines" svg:x1="2.27cm" svg:y1="13.382cm" svg:x2="3.012cm" svg:y2="4.25cm" draw:start-shape="id5" draw:start-glue-point="3">
          <text:p text:style-name="P3"/>
        </draw:connector>
        <draw:connector draw:style-name="gr2" draw:text-style-name="P2" draw:layer="layout" draw:type="lines" svg:x1="11.16cm" svg:y1="18.78cm" svg:x2="11.217cm" svg:y2="21.611cm" draw:start-shape="id6" draw:start-glue-point="2" draw:end-shape="id7">
          <text:p text:style-name="P3"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>
          <text:p text:style-name="P3"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>
          <text:p text:style-name="P3"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>
          <text:p text:style-name="P3"/>
        </draw:connector>
        <draw:connector draw:style-name="gr3" draw:text-style-name="P2" draw:layer="layout" draw:type="lines" svg:x1="7.985cm" svg:y1="10.525cm" svg:x2="10.048cm" svg:y2="16.157cm" draw:start-shape="id3" draw:start-glue-point="2">
          <text:p text:style-name="P3"/>
        </draw:connector>
        <draw:connector draw:style-name="gr3" draw:text-style-name="P2" draw:layer="layout" draw:type="line" svg:x1="12.43cm" svg:y1="9.89cm" svg:x2="5.928cm" svg:y2="12.986cm">
          <text:p text:style-name="P3"/>
        </draw:connector>
        <draw:connector draw:style-name="gr3" draw:text-style-name="P2" draw:layer="layout" draw:type="line" svg:x1="13.065cm" svg:y1="16.875cm" svg:x2="14.97cm" svg:y2="17.51cm" draw:end-shape="id11" draw:end-glue-point="3">
          <text:p text:style-name="P3"/>
        </draw:connector>
        <draw:connector draw:style-name="gr3" draw:text-style-name="P2" draw:layer="layout" draw:type="line" svg:x1="9.204cm" svg:y1="18.746cm" svg:x2="7.093cm" svg:y2="24.319cm">
          <text:p text:style-name="P3"/>
        </draw:connector>
        <draw:frame draw:style-name="gr4" draw:layer="layout" svg:width="3.563cm" svg:height="0.962cm" svg:x="14.582cm" svg:y="25.13cm">
          <draw:text-box>
            <text:p text:style-name="P3">Flow Chart</text:p>
          </draw:text-box>
        </draw:frame>
        <draw:frame draw:style-name="gr4" draw:text-style-name="P4" draw:layer="controls" svg:width="3.089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53cm" svg:height="1.199cm" svg:x="13.065cm" svg:y="2.27cm">
          <draw:text-box>
            <text:p text:style-name="P5"><text:span text:style-name="T1">Hierarchial</text:span></text:p>
            <text:p text:style-name="P5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>
          <text:p text:style-name="P3"/>
        </draw:connector>
        <draw:connector draw:style-name="gr2" draw:text-style-name="P2" draw:layer="controls" draw:type="line" svg:x1="13.116cm" svg:y1="16.212cm" svg:x2="16.804cm" svg:y2="13.454cm">
          <text:p text:style-name="P3"/>
        </draw:connector>
        <draw:connector draw:style-name="gr2" draw:text-style-name="P2" draw:layer="controls" draw:type="line" svg:x1="6.811cm" svg:y1="3.856cm" svg:x2="9.598cm" svg:y2="5.291cm">
          <text:p text:style-name="P3"/>
        </draw:connector>
        <draw:connector draw:style-name="gr3" draw:text-style-name="P2" draw:layer="controls" draw:type="line" svg:x1="14.045cm" svg:y1="10.555cm" svg:x2="13.065cm" svg:y2="11.795cm" draw:end-shape="id13" draw:end-glue-point="0">
          <text:p text:style-name="P3"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>
          <text:p text:style-name="P3"/>
        </draw:connector>
        <draw:connector draw:style-name="gr3" draw:text-style-name="P2" draw:layer="controls" draw:type="line" svg:x1="13.065cm" svg:y1="17.51cm" svg:x2="15.509cm" svg:y2="19.759cm" draw:start-shape="id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root</meta:initial-creator>
    <meta:creation-date>2009-06-17T13:04:25</meta:creation-date>
    <dc:creator>root</dc:creator>
    <dc:date>2009-06-17T14:36:41</dc:date>
    <meta:editing-cycles>4</meta:editing-cycles>
    <meta:editing-duration>PT1H5M29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